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c71585" fo:font-size="8pt" officeooo:paragraph-rsid="000a48d7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 <text:s/>28H</text:p>
      <text:p text:style-name="P1"/>
      <text:p text:style-name="P1">#CRIANDO UM DATAFRAME PARA USO NA ÁRVORE DE <text:s/>DECISÃO COM OS DADOS LEVANTADOS NA FINALIDADE ABASTECIMENTO HUMANO</text:p>
      <text:p text:style-name="P1">AB_HUM_MODEL_TREE = DIREITO_DE_USO_AB_HUM_MAX.copy()</text:p>
      <text:p text:style-name="P1"/>
      <text:p text:style-name="P1">#REDUZINDO OS NÍVEIS DE REGULARIZAÇÃO DA FINALIDADE ABASTECIMENTO HUMANO A 03 FAIXAS</text:p>
      <text:p text:style-name="P1">lista_faixa_reg_ab_hum = []</text:p>
      <text:p text:style-name="P1">faixa_ab_hum = AB_HUM_MODEL_TREE['REG_AB_HUM']</text:p>
      <text:p text:style-name="P1">for abhum in faixa_ab_hum:</text:p>
      <text:p text:style-name="P1"><text:s text:c="4"/>if abhum &lt;= 4:</text:p>
      <text:p text:style-name="P1"><text:s text:c="8"/>regabhum = 0</text:p>
      <text:p text:style-name="P1"><text:s text:c="8"/>lista_faixa_reg_ab_hum.append(regabhum)</text:p>
      <text:p text:style-name="P1"><text:s text:c="4"/>if abhum &gt;= 6:</text:p>
      <text:p text:style-name="P1"><text:s text:c="8"/>regabhum = 2</text:p>
      <text:p text:style-name="P1"><text:s text:c="8"/>lista_faixa_reg_ab_hum.append(regabhum)</text:p>
      <text:p text:style-name="P1"><text:s text:c="4"/>if abhum &gt; 4 and abhum &lt; 6 <text:s/>:</text:p>
      <text:p text:style-name="P1"><text:s text:c="8"/>regabhum = 1</text:p>
      <text:p text:style-name="P1"><text:s text:c="8"/>lista_faixa_reg_ab_hum.append(regabhum)</text:p>
      <text:p text:style-name="P1">AB_HUM_MODEL_TREE['NIVEL'] = lista_faixa_reg_ab_hum</text:p>
      <text:p text:style-name="P1"><text:s/></text:p>
      <text:p text:style-name="P1">#GERANDO NOVO ÍNDICE COM SEQUÊNCIA UNIFORME</text:p>
      <text:p text:style-name="P1">AB_HUM_MODEL_TREE = AB_HUM_MODEL_TREE.reset_index() </text:p>
      <text:p text:style-name="P1"/>
      <text:p text:style-name="P1">#SEPARANDO <text:s/>COLUNAS QUE NÃO HÁ INTERESSE</text:p>
      <text:p text:style-name="P1">conj_colunas_AB_HUM_MODEL_TREE=set(AB_HUM_MODEL_TREE.columns.values.tolist())#Criando uma lista com os nomes das colunas</text:p>
      <text:p text:style-name="P1">conj_colunas_AB_HUM_MODEL_TREE_mantidas = {'DIF_PROP_VOL_MAX_VOL_2020','L_HAB_DIA_ANO_VOL_2020','L_HAB_DIA_ANO_VOL_MAX','POP_ESTIMADA_2020','POP_EST_ANO_VOL_MAX','VOLUME_MAX_MUN_M3','VOLUME_MUN_ABHUM2020_M3','VOL_2020_MIN_OMS','VOL_SUBTER_M3','VOL_SUPERF_M3','NIVEL'}# Conjunto de colunas que permanecerão</text:p>
      <text:p text:style-name="P1">conj_colunas_remover = conj_colunas_AB_HUM_MODEL_TREE - conj_colunas_AB_HUM_MODEL_TREE_mantidas#Colunas a remover</text:p>
      <text:p text:style-name="P1"/>
      <text:p text:style-name="P1">#REMOVER COLUNAS SELECIONADAS</text:p>
      <text:p text:style-name="P1">AB_HUM_MODEL_TREE = AB_HUM_MODEL_TREE.drop(columns=conj_colunas_remover)# Removendo as colunas <text:s/></text:p>
      <text:p text:style-name="P1"/>
      <text:p text:style-name="P1">#RENOMEAR <text:s/>COLUNAS</text:p>
      <text:p text:style-name="P1">AB_HUM_MODEL_TREE = AB_HUM_MODEL_TREE.rename(columns={'VOL_SUPERF_M3':'VOL_MAX_SUPERF_M3','VOL_SUBTER_M3':'VOL_MAX_SUBTER_M3','VOLUME_MUN_ABHUM2020_M3':'VOLUME_MUN_ABHUM_2020_M3'})</text:p>
      <text:p text:style-name="P1"/>
      <text:p text:style-name="P1">#ALTERANDO A FORMATAÇÃO DO TIPO DE COLUNA - REDUZIR A MEMÓRIA USADA</text:p>
      <text:p text:style-name="P1">AB_HUM_MODEL_TREE.VOL_MAX_SUBTER_M3 <text:s/>= AB_HUM_MODEL_TREE.VOL_MAX_SUBTER_M3.astype('float32')</text:p>
      <text:p text:style-name="P1">AB_HUM_MODEL_TREE.VOLUME_MAX_MUN_M3 <text:s/>= AB_HUM_MODEL_TREE.VOLUME_MAX_MUN_M3.astype('float32')</text:p>
      <text:p text:style-name="P1">AB_HUM_MODEL_TREE.VOLUME_MUN_ABHUM_2020_M3 <text:s/>= AB_HUM_MODEL_TREE.VOLUME_MUN_ABHUM_2020_M3.astype('float32')</text:p>
      <text:p text:style-name="P1">AB_HUM_MODEL_TREE.DIF_PROP_VOL_MAX_VOL_2020 <text:s/>= AB_HUM_MODEL_TREE.DIF_PROP_VOL_MAX_VOL_2020.astype('float32')</text:p>
      <text:p text:style-name="P1">AB_HUM_MODEL_TREE.L_HAB_DIA_ANO_VOL_MAX <text:s/>= AB_HUM_MODEL_TREE.L_HAB_DIA_ANO_VOL_MAX.astype('float32')</text:p>
      <text:p text:style-name="P1">AB_HUM_MODEL_TREE.L_HAB_DIA_ANO_VOL_2020 <text:s text:c="2"/>= AB_HUM_MODEL_TREE.L_HAB_DIA_ANO_VOL_2020.astype('float32')</text:p>
      <text:p text:style-name="P1">AB_HUM_MODEL_TREE.POP_ESTIMADA_2020 <text:s text:c="2"/>= AB_HUM_MODEL_TREE.POP_ESTIMADA_2020.astype('int32')</text:p>
      <text:p text:style-name="P1">AB_HUM_MODEL_TREE.VOL_2020_MIN_OMS = AB_HUM_MODEL_TREE.VOL_2020_MIN_OMS .astype('float32')</text:p>
      <text:p text:style-name="P1">AB_HUM_MODEL_TREE.NIVEL <text:s/>= AB_HUM_MODEL_TREE.NIVEL.astype('int32')</text:p>
      <text:p text:style-name="P1"/>
      <text:p text:style-name="P1">#OBSERVANDO AS CONFIGURAÇÕES DO DATAFRAME</text:p>
      <text:p text:style-name="P1">AB_HUM_MODEL_TREE.info()</text:p>
      <text:p text:style-name="P1"/>
      <text:p text:style-name="P1">#VERIFICANDO A PRESENÇA DE NAN</text:p>
      <text:p text:style-name="P1">AB_HUM_MODEL_TREE.isnull().any()</text:p>
      <text:p text:style-name="P1"/>
      <text:p text:style-name="P1"># MATRIZ DE CORRELAÇÕES</text:p>
      <text:p text:style-name="P1">def plot_corr(corr):</text:p>
      <text:p text:style-name="P1"><text:s text:c="4"/># Cortaremos a metade de cima pois é o espelho da metade de baixo</text:p>
      <text:p text:style-name="P1"><text:s text:c="4"/>mask = np.zeros_like(corr, dtype=np.bool)</text:p>
      <text:p text:style-name="P1"><text:s text:c="4"/>mask[np.triu_indices_from(mask,1)] = True</text:p>
      <text:p text:style-name="P1"><text:s text:c="4"/>plt.figure(figsize=(8, 8))</text:p>
      <text:p text:style-name="P1"><text:s text:c="4"/>sns.heatmap(corr, mask=mask, cmap='RdBu', annot = True, fmt=".2f", linewidths=2)</text:p>
      <text:p text:style-name="P1"># Calculando a correlação</text:p>
      <text:p text:style-name="P1">corr = AB_HUM_MODEL_TREE.corr() </text:p>
      <text:p text:style-name="P1">plot_corr(corr)</text:p>
      <text:p text:style-name="P1">plt.savefig('matriz_correlation.png')</text:p>
      <text:p text:style-name="P1">print('MATRIZ DE CORRELAÇÕES')</text:p>
      <text:p text:style-name="P1">print('Totalmente azul <text:s text:c="4"/>(+1) =&gt; correlação máxima')</text:p>
      <text:p text:style-name="P1">print('Totalmente vermelho (-1) =&gt; correlação inversa')</text:p>
      <text:p text:style-name="P1">print('Totalmente Branco <text:s text:c="2"/>( 0) =&gt; sem qualquer correlação')</text:p>
      <text:p text:style-name="P1"/>
      <text:p text:style-name="P1">#CHECANDO CORRELAÇÕES</text:p>
      <text:p text:style-name="P1">corr_ab_corr_ab_hum_L3= sns.pairplot(data=AB_HUM_MODEL_TREE , <text:s/>hue = 'NIVEL',height =3, aspect =2, vars = ['DIF_PROP_VOL_MAX_VOL_2020','L_HAB_DIA_ANO_VOL_MAX', 'L_HAB_DIA_ANO_VOL_2020',])</text:p>
      <text:p text:style-name="P1">corr_ab_corr_ab_hum_L3 # Exibe a imagem das correlações</text:p>
      <text:p text:style-name="P1"><text:soft-page-break/>plt.savefig('corr_ab_corr_ab_hum_L3.png') # Salva um arquivo com a imagem das correlações na pasta de trabalho</text:p>
      <text:p text:style-name="P1">print("NIVEL DE DEFICIT NA REGULARIZAÇÃO - CORRELAÇÕES ENTRE ATRIBUTOS")</text:p>
      <text:p text:style-name="P1"/>
      <text:p text:style-name="P1">#OBSERVANDO ATRIBUTOS EM RELAÇÃO AO ATRIBUTO ALVO</text:p>
      <text:p text:style-name="P1">corr_ab_corr_ab_hum_L3= sns.pairplot(data=AB_HUM_MODEL_TREE , <text:s/>hue = 'NIVEL',height =3, aspect =2, vars = ['DIF_PROP_VOL_MAX_VOL_2020','L_HAB_DIA_ANO_VOL_MAX', 'L_HAB_DIA_ANO_VOL_2020',])</text:p>
      <text:p text:style-name="P1">corr_ab_corr_ab_hum_L3 # Exibe a imagem das correlações</text:p>
      <text:p text:style-name="P1">plt.savefig('corr_ab_corr_ab_hum_L3.png') # Salva um arquivo com a imagem das correlações na pasta de trabalho</text:p>
      <text:p text:style-name="P1">print("NÍVEL DE DEFICIT NA REGULARIZAÇÃO")</text:p>
      <text:p text:style-name="P1"/>
      <text:p text:style-name="P1">#INCIDÊNCIA DE MUNICÍPIOS <text:s/>POR GRAU DE DEFICT NA REGULARIZAÇÃO NA FINALIDADE ABASTECIMENTO HUMANO</text:p>
      <text:p text:style-name="P1">ZERO = len(AB_HUM_MODEL_TREE.NIVEL.loc[(AB_HUM_MODEL_TREE['NIVEL']) == 0])# Calcula a quantidade</text:p>
      <text:p text:style-name="P1">UM = <text:s/>len(AB_HUM_MODEL_TREE.NIVEL.loc[(AB_HUM_MODEL_TREE['NIVEL']) == 1])# Calcula a quantidade</text:p>
      <text:p text:style-name="P1">DOIS = len(AB_HUM_MODEL_TREE.NIVEL.loc[(AB_HUM_MODEL_TREE['NIVEL']) == 2])# Calcula a quantidade</text:p>
      <text:p text:style-name="P1">mun_nivel_faixa = [ZERO, UM, DOIS]</text:p>
      <text:p text:style-name="P1">labelsF = ['NÍVEL 0', 'NÍVEL 1','NÍVEL 2']</text:p>
      <text:p text:style-name="P1">fig, axF = plt.subplots(figsize=(8,8),subplot_kw=dict(aspect="equal")) #Criando área para plotar o gráfico e definindo seu tamando</text:p>
      <text:p text:style-name="P1">coresF = ['g','y','r'] # Definindo as cores </text:p>
      <text:p text:style-name="P1">#explodeF = (0.1,0.1,0,1) # Define nível de separabilidade entre as partes, ordem do vetor representa as partes</text:p>
      <text:p text:style-name="P1">plt.pie(mun_nivel_faixa, <text:s/>autopct='%1.2f%%', shadow=True, colors = coresF) # Define o formato de visualização com saída em 1.2%%, sombras e a separação entre as partes</text:p>
      <text:p text:style-name="P1">plt.legend(labelsF, loc=0)# Insere a legenda e a localização da legenda</text:p>
      <text:p text:style-name="P1">axF.legend(labelsF,loc="center left",bbox_to_anchor=(1,0,0.5,1))# Insere a legenda e a localização da legenda</text:p>
      <text:p text:style-name="P1">axF.set_title("INCIDÊNCIA DE MUNICÍPIOS <text:s/>POR GRAU DE DEFICT NA REGULARIZAÇÃO NA FINALIDADE ABASTECIMENTO HUMANO")#Título do gráfico</text:p>
      <text:p text:style-name="P1">plt.axis('equal')# Define que o gráfico será plotado em círculo</text:p>
      <text:p text:style-name="P1">plt.show()</text:p>
      <text:p text:style-name="P1"/>
      <text:p text:style-name="P1">#SEPARANDO VARIÁVEIS: <text:s/>ATRIBUTOS E ALVO</text:p>
      <text:p text:style-name="P1">alvo = AB_HUM_MODEL_TREE['NIVEL'] # definindo o alvo</text:p>
      <text:p text:style-name="P1">AB_HUM_TREE_COPIA = AB_HUM_MODEL_TREE.copy()</text:p>
      <text:p text:style-name="P1">AB_HUM_TREE_COPIA = AB_HUM_TREE_COPIA.drop('NIVEL', axis =1)</text:p>
      <text:p text:style-name="P1"/>
      <text:p text:style-name="P1">print('AB_HUM_MODEL_TREE')</text:p>
      <text:p text:style-name="P1">AB_HUM_MODEL_TREE.info()</text:p>
      <text:p text:style-name="P1"/>
      <text:p text:style-name="P1">print('AB_HUM_TREE_COPIA')</text:p>
      <text:p text:style-name="P1">AB_HUM_TREE_COPIA.info()</text:p>
      <text:p text:style-name="P1"/>
      <text:p text:style-name="P1"># DEFININDO A BASE SEM RÓTULO NO ALVO NA VARIÁVEL 'X'</text:p>
      <text:p text:style-name="P1">X = AB_HUM_TREE_COPIA # Definindo os atributos</text:p>
      <text:p text:style-name="P1"/>
      <text:p text:style-name="P1"># CODIFICANDO A VARIÁVEL </text:p>
      <text:p text:style-name="P1">LE = LabelEncoder()</text:p>
      <text:p text:style-name="P1">alvo = LE.fit_transform(alvo)</text:p>
      <text:p text:style-name="P1"/>
      <text:p text:style-name="P1">#DEFININDO A VARIÁVEL 'Y' (alvo)</text:p>
      <text:p text:style-name="P1">y = alvo</text:p>
      <text:p text:style-name="P1"/>
      <text:p text:style-name="P1">#DIVIDINDO O CONJUNTO DE DADOS EM CONJUNTOS DE TREINAMENTO E TESTE, SENDO 20% DE REGISTROS SELECIONADOS ALEATORIAMENTE COM SEMENTE 26 PARA TESTE</text:p>
      <text:p text:style-name="P1">X_train, X_test, y_train, y_test = train_test_split(X , y, test_size = 0.2, random_state = 26)</text:p>
      <text:p text:style-name="P1">print('Dimensões dos conjuntos de treino e teste:')</text:p>
      <text:p text:style-name="P1">print("Entrada de divisão de treinamento: ", X_train.shape)</text:p>
      <text:p text:style-name="P1">print("Testando entrada de divisão: ", X_test.shape)</text:p>
      <text:p text:style-name="P1"/>
      <text:p text:style-name="P1">#RENDERIZANDO A ÁRVORE DE FORMA INTERATIVA: </text:p>
      <text:p text:style-name="P1"/>
      <text:p text:style-name="P1"># MATRIZ DE RECURSOS</text:p>
      <text:p text:style-name="P1">X,y = AB_HUM_TREE_COPIA, AB_HUM_MODEL_TREE['NIVEL']</text:p>
      <text:p text:style-name="P1"/>
      <text:p text:style-name="P1">#RÓTULOS DE RECURSOS</text:p>
      <text:p text:style-name="P1">features_label = AB_HUM_TREE_COPIA.columns</text:p>
      <text:p text:style-name="P1"/>
      <text:p text:style-name="P1"># ETIQUETA DE CLASSE</text:p>
      <text:p text:style-name="P1">class_label = ['0','1','2']</text:p>
      <text:p text:style-name="P1">def plot_tree(crit, split, depth, ms_split, ms_leaf=0.2):#Definindo uma função para receber os parâmetros de controle</text:p>
      <text:p text:style-name="P1"><text:s text:c="4"/>estimator = DecisionTreeClassifier(</text:p>
      <text:p text:style-name="P1"><text:s text:c="11"/>random_state = 26 </text:p>
      <text:p text:style-name="P1"><text:s text:c="10"/>,criterion = crit</text:p>
      <text:p text:style-name="P1"><text:s text:c="10"/>,splitter = split</text:p>
      <text:p text:style-name="P1"><text:s text:c="10"/>,max_depth = depth</text:p>
      <text:p text:style-name="P1"><text:s text:c="10"/>,min_samples_split=ms_split</text:p>
      <text:p text:style-name="P1"><text:s text:c="10"/>,min_samples_leaf=ms_leaf</text:p>
      <text:p text:style-name="P1"><text:s text:c="4"/>)</text:p>
      <text:p text:style-name="P1"><text:s text:c="4"/>estimator.fit(X, y)</text:p>
      <text:p text:style-name="P1"><text:s text:c="4"/>graph = Source(export_graphviz(estimator</text:p>
      <text:p text:style-name="P1"><text:s text:c="6"/>, out_file=None</text:p>
      <text:p text:style-name="P1"><text:s text:c="6"/>, feature_names=features_label</text:p>
      <text:p text:style-name="P1"><text:soft-page-break/><text:s text:c="6"/>, class_names=class_label</text:p>
      <text:p text:style-name="P1"><text:s text:c="6"/>, impurity=True</text:p>
      <text:p text:style-name="P1"><text:s text:c="6"/>, filled = True</text:p>
      <text:p text:style-name="P1"><text:s text:c="6"/>, node_ids=True))</text:p>
      <text:p text:style-name="P1"><text:s text:c="4"/>display(SVG(graph.pipe(format='svg')))</text:p>
      <text:p text:style-name="P1"><text:s text:c="4"/>return estimator</text:p>
      <text:p text:style-name="P1">inter=interactive(plot_tree </text:p>
      <text:p text:style-name="P1"><text:s text:c="3"/>, crit = ["gini", "entropy"] # Métrica adotada.</text:p>
      <text:p text:style-name="P1"><text:s text:c="3"/>, split = ["best", "random"] # Estratégia utilizada para dividir o nó de decisão.</text:p>
      <text:p text:style-name="P1"><text:s text:c="3"/>, depth=[1,2,3,4,5,10,20,30] # Profundidade máxima da árvore.</text:p>
      <text:p text:style-name="P1"><text:s text:c="3"/>, ms_split=(2,5) # Número de amostras mínimas para considerar um nó para divisão.</text:p>
      <text:p text:style-name="P1"><text:s text:c="3"/>, ms_leaf=(1,5)) # Número de amostras mínimas no nível folha.</text:p>
      <text:p text:style-name="P1">display(inter)</text:p>
      <text:p text:style-name="P1"/>
      <text:p text:style-name="P1">### <text:s/>ALGORITMO ÁRVORE DE DECISÃO </text:p>
      <text:p text:style-name="P1"/>
      <text:p text:style-name="P1"># INSTANCIANDO O CLASSIFICADOR:</text:p>
      <text:p text:style-name="P1">dtree=DecisionTreeClassifier(criterion = 'gini' , max_depth = 5, min_samples_split= 5, min_samples_leaf= 2)</text:p>
      <text:p text:style-name="P1"/>
      <text:p text:style-name="P1"># TREINANDO O MODELO DE ARVORE DE DECISÃO:</text:p>
      <text:p text:style-name="P1">dtree = dtree.fit(X_train,y_train)</text:p>
      <text:p text:style-name="P1">print('Classificador de árvore de decisão criado')</text:p>
      <text:p text:style-name="P1"/>
      <text:p text:style-name="P1">#IMPORTÂNCIA DA COLUNA NA DEFINIÇÃO DO RESULTADO DA CLASSIFICAÇÃO</text:p>
      <text:p text:style-name="P1">print ('Importância do atributo na definição do resultado da classificação')</text:p>
      <text:p text:style-name="P1">print('')</text:p>
      <text:p text:style-name="P1">for feature,importancia in zip(AB_HUM_TREE_COPIA.columns,dtree.feature_importances_):</text:p>
      <text:p text:style-name="P1"><text:s text:c="4"/>print("{}:{}".format(feature, importancia))</text:p>
      <text:p text:style-name="P1"><text:s text:c="4"/></text:p>
      <text:p text:style-name="P1"># RESULTADO DA CLASSIFICAÇÃO</text:p>
      <text:p text:style-name="P1">y_pred = dtree.predict(X_test)</text:p>
      <text:p text:style-name="P1">resultado = y_pred</text:p>
      <text:p text:style-name="P1">print('')</text:p>
      <text:p text:style-name="P1">print('Resultado da predição')</text:p>
      <text:p text:style-name="P1">print (y_pred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_test,resultado))</text:p>
      <text:p text:style-name="P1"><text:s text:c="4"/></text:p>
      <text:p text:style-name="P1"># MATRIZ DE CONFUSÃO</text:p>
      <text:p text:style-name="P1">cm = confusion_matrix(y_test, y_pred) </text:p>
      <text:p text:style-name="P1">plt.figure(figsize=(5,5))</text:p>
      <text:p text:style-name="P1">mconf = sns.heatmap(data=cm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dtree.score(X_test, y_test))</text:p>
      <text:p text:style-name="P1">plt.title(all_sample_title, size = 15)</text:p>
      <text:p text:style-name="P1">mconf.figure.savefig('matriz_confusao.png')</text:p>
      <text:p text:style-name="P1"/>
      <text:p text:style-name="P1">#CROSS VALIDATION </text:p>
      <text:p text:style-name="P1"/>
      <text:p text:style-name="P1">#INSERINDO OS PARÂMETROS NO MODELO </text:p>
      <text:p text:style-name="P1">scores5 = cross_val_score(dtree, X, y, cv=5, scoring='accuracy')</text:p>
      <text:p text:style-name="P1"/>
      <text:p text:style-name="P1">#IMPRIMINDO</text:p>
      <text:p text:style-name="P1">scores5</text:p>
      <text:p text:style-name="P1"/>
      <text:p text:style-name="P1">#MÉDIA DOS RESULTADOS DOS SCORES</text:p>
      <text:p text:style-name="P1">scores5 .mean()</text:p>
      <text:p text:style-name="P1"/>
      <text:p text:style-name="P1">#INSERINDO NOVOS OS PARÂMETROS NO MODELO</text:p>
      <text:p text:style-name="P1">scores10 = cross_val_score(dtree, X, y, cv=10, scoring='accuracy')</text:p>
      <text:p text:style-name="P1"/>
      <text:p text:style-name="P1">#IMPRIMINDO</text:p>
      <text:p text:style-name="P1">scores10</text:p>
      <text:p text:style-name="P1"/>
      <text:p text:style-name="P1">#MÉDIA DOS RESULTADOS DOS SCORES</text:p>
      <text:p text:style-name="P1">scores10.mean()</text:p>
      <text:p text:style-name="P1"/>
      <text:p text:style-name="P1">#BALANCEAMENTO DOS DADOS COM Under-Sampling (RUS)</text:p>
      <text:p text:style-name="P1"/>
      <text:p text:style-name="P1">print('BALANCEAMENTO DOS DADOS COM Under-Sampling (RUS)')</text:p>
      <text:p text:style-name="P1"/>
      <text:p text:style-name="P1"># BALANCEAMENTO DOS DADOS</text:p>
      <text:p text:style-name="P1">rus = RandomUnderSampler()</text:p>
      <text:p text:style-name="P1">X_rus, y_rus = rus.fit_resample(X_train, y_train) # Balanceando dados de treino</text:p>
      <text:p text:style-name="P1"/>
      <text:p text:style-name="P1"># VER O BALANCEAMENTO DAS CLASSES</text:p>
      <text:p text:style-name="P1"><text:soft-page-break/>print(pd.Series(y_rus).value_counts())</text:p>
      <text:p text:style-name="P1"/>
      <text:p text:style-name="P1"># PLOTAR A NOVA DISTRIBUIÇÃO DE CLASSES</text:p>
      <text:p text:style-name="P1">sns.countplot(y_rus);</text:p>
      <text:p text:style-name="P1"/>
      <text:p text:style-name="P1"># INSTANCIANDO O CLASSIFICADOR:</text:p>
      <text:p text:style-name="P1">model_tree_rus = DecisionTreeClassifier(criterion = 'gini', max_depth = 5, min_samples_split= 5, min_samples_leaf= 2)</text:p>
      <text:p text:style-name="P1"/>
      <text:p text:style-name="P1"># TREINANDO O MODELO DE ARVORE DE DECISÃO COM DADOS RUS</text:p>
      <text:p text:style-name="P1">model_tree_rus.fit(X_rus, y_rus)</text:p>
      <text:p text:style-name="P1"/>
      <text:p text:style-name="P1"># RESULTADO DA CLASSIFICAÇÃO</text:p>
      <text:p text:style-name="P1">y_pred_tree_rus = model_tree_rus.predict(X_test)</text:p>
      <text:p text:style-name="P1"/>
      <text:p text:style-name="P1">#AVALIAÇÃO DO MODELO </text:p>
      <text:p text:style-name="P1">print(" <text:s text:c="9"/>Relatório de classificação ")</text:p>
      <text:p text:style-name="P1">print('')</text:p>
      <text:p text:style-name="P1">print(metrics.classification_report(y_test,y_pred_tree_rus))</text:p>
      <text:p text:style-name="P1"/>
      <text:p text:style-name="P1"># MATRIZ DE CONFUSÃO</text:p>
      <text:p text:style-name="P1">cm_rus = confusion_matrix(y_test, y_pred_tree_rus)</text:p>
      <text:p text:style-name="P1">plt.figure(figsize=(5,5))</text:p>
      <text:p text:style-name="P1">mconf_rus = sns.heatmap(data=cm_rus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model_tree_rus.score(X_test, y_test))</text:p>
      <text:p text:style-name="P1">plt.title(all_sample_title, size = 15)</text:p>
      <text:p text:style-name="P1"/>
      <text:p text:style-name="P1"/>
      <text:p text:style-name="P1"># BALANCEAMENTO DOS DADOS COM Over-Sampling (SMOTE)</text:p>
      <text:p text:style-name="P1"/>
      <text:p text:style-name="P1">print('BALANCEAMENTO DOS DADOS COM Over-Sampling (SMOTE)')</text:p>
      <text:p text:style-name="P1"/>
      <text:p text:style-name="P1"># BALANCEAMENTO DOS DADOS</text:p>
      <text:p text:style-name="P1">smo = SMOTE()</text:p>
      <text:p text:style-name="P1">X_smo, y_smo = smo.fit_resample(X_train, y_train) </text:p>
      <text:p text:style-name="P1"/>
      <text:p text:style-name="P1"># CHECAR O BALANCEAMENTO DAS CLASSES</text:p>
      <text:p text:style-name="P1">print(pd.Series(y_smo).value_counts())</text:p>
      <text:p text:style-name="P1"/>
      <text:p text:style-name="P1"># PLOTAR A NOVA DISTRIBUIÇÃO DE CLASSES</text:p>
      <text:p text:style-name="P1">sns.countplot(y_smo);</text:p>
      <text:p text:style-name="P1"/>
      <text:p text:style-name="P1"/>
      <text:p text:style-name="P1"># INSTANCIANDO O CLASSIFICADOR:</text:p>
      <text:p text:style-name="P1">model_tree_smo = DecisionTreeClassifier(criterion = 'gini', max_depth = 5, min_samples_split= 5, min_samples_leaf= 2)</text:p>
      <text:p text:style-name="P1"/>
      <text:p text:style-name="P1"># TREINANDO O MODELO DE ARVORE DE DECISÃO: COM DADOS SMOTE</text:p>
      <text:p text:style-name="P1">model_tree_smo.fit(X_smo, y_smo)</text:p>
      <text:p text:style-name="P1"/>
      <text:p text:style-name="P1"># RESULTADO DA CLASSIFICAÇÃO</text:p>
      <text:p text:style-name="P1">y_pred_tree_smo = model_tree_smo.predict(X_test)</text:p>
      <text:p text:style-name="P1">print(" <text:s text:c="9"/>Relatório de classificação ")</text:p>
      <text:p text:style-name="P1">print('')</text:p>
      <text:p text:style-name="P1">print(metrics.classification_report(y_test,y_pred_tree_smo))</text:p>
      <text:p text:style-name="P1"/>
      <text:p text:style-name="P1"># MATRIZ DE CONFUSÃO</text:p>
      <text:p text:style-name="P1">cm_smo = confusion_matrix(y_test, y_pred_tree_smo)</text:p>
      <text:p text:style-name="P1">plt.figure(figsize=(5,5))</text:p>
      <text:p text:style-name="P1">mconf_smo = sns.heatmap(data=cm_smo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model_tree_smo.score(X_test, y_test))</text:p>
      <text:p text:style-name="P1">plt.title(all_sample_title, size = 15)</text:p>
      <text:p text:style-name="P1"/>
      <text:p text:style-name="P1"/>
      <text:p text:style-name="P1">#BALANCEAMENTO DOS DADOS COM Over-Sampling (ADASYN)</text:p>
      <text:p text:style-name="P1"/>
      <text:p text:style-name="P1">print('BALANCEAMENTO DOS DADOS COM Over-Sampling (ADASYN)')</text:p>
      <text:p text:style-name="P1"/>
      <text:p text:style-name="P1"># BALANCEAMENTO DOS DADOS</text:p>
      <text:p text:style-name="P1"/>
      <text:p text:style-name="P1">ada = ADASYN()</text:p>
      <text:p text:style-name="P1">X_ada, y_ada = ada.fit_resample(X_train, y_train)</text:p>
      <text:p text:style-name="P1"/>
      <text:p text:style-name="P1"># CHECAR O BALANCEAMENTO DAS CLASSES</text:p>
      <text:p text:style-name="P1">print(pd.Series(y_ada).value_counts())</text:p>
      <text:p text:style-name="P1"/>
      <text:p text:style-name="P1"># PLOTAR A NOVA DISTRIBUIÇÃO DE CLASSES</text:p>
      <text:p text:style-name="P1"><text:soft-page-break/>sns.countplot(y_ada);</text:p>
      <text:p text:style-name="P1"/>
      <text:p text:style-name="P1"># INSTANCIANDO O CLASSIFICADOR:</text:p>
      <text:p text:style-name="P1">model_tree_ada = DecisionTreeClassifier(criterion = 'gini', max_depth = 5, min_samples_split= 5, min_samples_leaf= 2)</text:p>
      <text:p text:style-name="P1"/>
      <text:p text:style-name="P1"># TREINANDO O MODELO DE ARVORE DE DECISÃO: COM DADOS ADASYN</text:p>
      <text:p text:style-name="P1">model_tree_ada.fit(X_ada, y_ada)</text:p>
      <text:p text:style-name="P1"/>
      <text:p text:style-name="P1"># RESULTADO DA CLASSIFICAÇÃO</text:p>
      <text:p text:style-name="P1">y_pred_tree_ada = model_tree_ada.predict(X_test)</text:p>
      <text:p text:style-name="P1">print(" <text:s text:c="9"/>Relatório de classificação ")</text:p>
      <text:p text:style-name="P1">print('')</text:p>
      <text:p text:style-name="P1">print(metrics.classification_report(y_test,y_pred_tree_ada))</text:p>
      <text:p text:style-name="P1"/>
      <text:p text:style-name="P1"># MATRIZ DE CONFUSÃO</text:p>
      <text:p text:style-name="P1">cm_ada = confusion_matrix(y_test, y_pred_tree_ada)</text:p>
      <text:p text:style-name="P1">plt.figure(figsize=(5,5))</text:p>
      <text:p text:style-name="P1">mconf_ada = sns.heatmap(data=cm_ada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model_tree_ada.score(X_test, y_test))</text:p>
      <text:p text:style-name="P1">plt.title(all_sample_title, size = 15)</text:p>
      <text:p text:style-name="P1"/>
      <text:p text:style-name="P1">#CROSS VALIDATION (RUS) <text:s text:c="2"/></text:p>
      <text:p text:style-name="P1"/>
      <text:p text:style-name="P1">#INSERINDO OS PARÂMETROS NO MODELO</text:p>
      <text:p text:style-name="P1">scores_tree_rus5 = cross_val_score(model_tree_rus, X, y, cv=5, scoring='accuracy')</text:p>
      <text:p text:style-name="P1"/>
      <text:p text:style-name="P1">#IMPRIMINDO</text:p>
      <text:p text:style-name="P1">scores_tree_rus5</text:p>
      <text:p text:style-name="P1"/>
      <text:p text:style-name="P1">#MÉDIA DOS RESULTADOS DOS SCORES</text:p>
      <text:p text:style-name="P1">scores_tree_rus5.mean()</text:p>
      <text:p text:style-name="P1"/>
      <text:p text:style-name="P1">#INSERINDO OS PARÂMETROS NO MODELO</text:p>
      <text:p text:style-name="P1">scores_tree_rus10 = cross_val_score(model_tree_rus, X, y, cv=10, scoring='accuracy')</text:p>
      <text:p text:style-name="P1"/>
      <text:p text:style-name="P1">#IMPRIMINDO</text:p>
      <text:p text:style-name="P1">scores_tree_rus10</text:p>
      <text:p text:style-name="P1"/>
      <text:p text:style-name="P1">#MÉDIA DOS RESULTADOS DOS SCORES</text:p>
      <text:p text:style-name="P1">scores_tree_rus10.mean()</text:p>
      <text:p text:style-name="P1"/>
      <text:p text:style-name="P1">#CROSS VALIDATION (SMOTE)</text:p>
      <text:p text:style-name="P1"/>
      <text:p text:style-name="P1">#INSERINDO OS PARÂMETROS NO MODELO</text:p>
      <text:p text:style-name="P1">scores_tree_smo5 = cross_val_score(model_tree_smo, X, y, cv=5, scoring='accuracy')</text:p>
      <text:p text:style-name="P1"/>
      <text:p text:style-name="P1">#IMPRIMINDO</text:p>
      <text:p text:style-name="P1">scores_tree_smo5</text:p>
      <text:p text:style-name="P1"/>
      <text:p text:style-name="P1">#MÉDIA DOS RESULTADOS DOS SCORES</text:p>
      <text:p text:style-name="P1">scores_tree_smo5.mean()</text:p>
      <text:p text:style-name="P1"/>
      <text:p text:style-name="P1">#INSERINDO OS PARÂMETROS NO MODELO</text:p>
      <text:p text:style-name="P1">scores_tree_smo10 = cross_val_score(model_tree_smo, X, y, cv=10, scoring='accuracy')</text:p>
      <text:p text:style-name="P1"/>
      <text:p text:style-name="P1">#IMPRIMINDO</text:p>
      <text:p text:style-name="P1">scores_tree_smo10 </text:p>
      <text:p text:style-name="P1"/>
      <text:p text:style-name="P1">#MÉDIA DOS RESULTADOS DOS SCORES</text:p>
      <text:p text:style-name="P1">scores_tree_smo10 .mean()</text:p>
      <text:p text:style-name="P1"/>
      <text:p text:style-name="P1">#CROSS VALIDATION (ADASYN)</text:p>
      <text:p text:style-name="P1"/>
      <text:p text:style-name="P1">#INSERINDO OS PARÂMETROS NO MODELO</text:p>
      <text:p text:style-name="P1">scores_tree_ada5 = cross_val_score(model_tree_ada, X, y, cv=5, scoring='accuracy')</text:p>
      <text:p text:style-name="P1"/>
      <text:p text:style-name="P1">#IMPRIMINDO</text:p>
      <text:p text:style-name="P1">scores_tree_ada5</text:p>
      <text:p text:style-name="P1"/>
      <text:p text:style-name="P1">#MÉDIA DOS RESULTADOS DOS SCORES</text:p>
      <text:p text:style-name="P1">scores_tree_ada5.mean()</text:p>
      <text:p text:style-name="P1"/>
      <text:p text:style-name="P1">#INSERINDO OS PARÂMETROS NO MODELO</text:p>
      <text:p text:style-name="P1">scores_tree_ada10 = cross_val_score(model_tree_ada, X, y, cv=10, scoring='accuracy')</text:p>
      <text:p text:style-name="P1"/>
      <text:p text:style-name="P1">#IMPRIMINDO</text:p>
      <text:p text:style-name="P1">scores_tree_ada10 </text:p>
      <text:p text:style-name="P1"><text:soft-page-break/></text:p>
      <text:p text:style-name="P1">#MÉDIA DOS RESULTADOS DOS SCORES</text:p>
      <text:p text:style-name="P1">scores_tree_ada10.mean()</text:p>
      <text:p text:style-name="P1"/>
      <text:p text:style-name="P1"># CLASSIFICAÇÃO NAIVE BAYES</text:p>
      <text:p text:style-name="P1"/>
      <text:p text:style-name="P1"># CRIAR CÓPIA DO DATAFRAME ROTULADO</text:p>
      <text:p text:style-name="P1">AB_HUM_MODEL_bayes = AB_HUM_MODEL_TREE.copy()</text:p>
      <text:p text:style-name="P1"/>
      <text:p text:style-name="P1"># SEPARAR OS DADOS ENTRE MATRIZ RECURSOS E ALVO</text:p>
      <text:p text:style-name="P1">Xnb = AB_HUM_MODEL_bayes.drop('NIVEL', axis=1)</text:p>
      <text:p text:style-name="P1">ynb = AB_HUM_MODEL_bayes['NIVEL']</text:p>
      <text:p text:style-name="P1"/>
      <text:p text:style-name="P1">#DIVIDIR OS DADOS EM TREINO E TESTE</text:p>
      <text:p text:style-name="P1">Xnb_train, Xnb_test, ynb_train, ynb_test = train_test_split(Xnb, ynb, test_size=0.3,random_state=109) </text:p>
      <text:p text:style-name="P1"/>
      <text:p text:style-name="P1">#INSTANCIAR O CLASSIFICADOR</text:p>
      <text:p text:style-name="P1">gnb = GaussianNB()</text:p>
      <text:p text:style-name="P1"/>
      <text:p text:style-name="P1">#TREINAR COM OS DADOS RESERVADOS PARA TREINO</text:p>
      <text:p text:style-name="P1">gnb.fit(Xnb_train, ynb_train)</text:p>
      <text:p text:style-name="P1"><text:s text:c="4"/></text:p>
      <text:p text:style-name="P1"># RESULTADO DA CLASSIFICAÇÃO</text:p>
      <text:p text:style-name="P1">ynb_pred_gnb = gnb.predict(Xnb_test)</text:p>
      <text:p text:style-name="P1">#resultado = ynb_pred_gnb</text:p>
      <text:p text:style-name="P1">print('')</text:p>
      <text:p text:style-name="P1">print('Resultado da predição')</text:p>
      <text:p text:style-name="P1">print (ynb_pred_gnb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nb_test,ynb_pred_gnb))</text:p>
      <text:p text:style-name="P1"><text:s text:c="4"/></text:p>
      <text:p text:style-name="P1"># MATRIZ DE CONFUSÃO</text:p>
      <text:p text:style-name="P1">cm_gnb = confusion_matrix(ynb_test, ynb_pred_gnb)</text:p>
      <text:p text:style-name="P1">plt.figure(figsize=(5,5))</text:p>
      <text:p text:style-name="P1">mconf_gnb = sns.heatmap(data=cm_gnb 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gnb.score(Xnb_test, ynb_test))</text:p>
      <text:p text:style-name="P1">plt.title(all_sample_title, size = 15)</text:p>
      <text:p text:style-name="P1">#mconf_gnb.figure.savefig('matriz_confusao.png')</text:p>
      <text:p text:style-name="P1"/>
      <text:p text:style-name="P1">#CROSS VALIDATINON NB</text:p>
      <text:p text:style-name="P1"/>
      <text:p text:style-name="P1">#INSERINDO OS PARÂMETROS NO MODELO</text:p>
      <text:p text:style-name="P1">scores_gnb5 = cross_val_score(gnb, Xnb, ynb, cv=5, scoring='accuracy')</text:p>
      <text:p text:style-name="P1"/>
      <text:p text:style-name="P1">#IMPRIMINDO</text:p>
      <text:p text:style-name="P1">scores_gnb5</text:p>
      <text:p text:style-name="P1"/>
      <text:p text:style-name="P1">#MÉDIA DOS RESULTADOS DOS SCORES</text:p>
      <text:p text:style-name="P1">scores_gnb5.mean() </text:p>
      <text:p text:style-name="P1"/>
      <text:p text:style-name="P1">#INSERINDO OS PARÂMETROS NO MODELO</text:p>
      <text:p text:style-name="P1">scores_gnb10 = cross_val_score(gnb, Xnb, ynb, cv=10, scoring='accuracy')</text:p>
      <text:p text:style-name="P1"/>
      <text:p text:style-name="P1">#IMPRIMINDO</text:p>
      <text:p text:style-name="P1">scores_gnb10</text:p>
      <text:p text:style-name="P1"/>
      <text:p text:style-name="P1">#MÉDIA DOS RESULTADOS DOS SCORES</text:p>
      <text:p text:style-name="P1">scores_gnb10.mean() </text:p>
      <text:p text:style-name="P1"/>
      <text:p text:style-name="P1">#BALANCEAMENTO DOS DADOS COM Under-Sampling (RUS)</text:p>
      <text:p text:style-name="P1">print('BALANCEAMENTO DOS DADOS COM Under-Sampling (RUS)')</text:p>
      <text:p text:style-name="P1"/>
      <text:p text:style-name="P1"># BALANCEAMENTO DOS DADOS</text:p>
      <text:p text:style-name="P1">rus_nb = RandomUnderSampler()</text:p>
      <text:p text:style-name="P1">X_rus_nb, y_rus_nb = rus_nb.fit_resample(X_train, y_train) # Balanceando dados de treino</text:p>
      <text:p text:style-name="P1"/>
      <text:p text:style-name="P1"># VER O BALANCEAMENTO DAS CLASSES</text:p>
      <text:p text:style-name="P1">print(pd.Series(y_rus_nb).value_counts())</text:p>
      <text:p text:style-name="P1"/>
      <text:p text:style-name="P1"># PLOTAR A NOVA DISTRIBUIÇÃO DE CLASSES</text:p>
      <text:p text:style-name="P1">sns.countplot(y_rus_nb);</text:p>
      <text:p text:style-name="P1"/>
      <text:p text:style-name="P1">#INSTANCIAR O CLASSIFICADOR</text:p>
      <text:p text:style-name="P1">gnb_rus = GaussianNB()</text:p>
      <text:p text:style-name="P1"/>
      <text:p text:style-name="P1"><text:soft-page-break/>#TREINAR COM OS DADOS RESERVADOS PARA TREINO</text:p>
      <text:p text:style-name="P1">gnb_rus.fit(X_rus_nb, y_rus_nb)</text:p>
      <text:p text:style-name="P1"><text:s text:c="2"/></text:p>
      <text:p text:style-name="P1"># RESULTADO DA CLASSIFICAÇÃO</text:p>
      <text:p text:style-name="P1">ynb_pred_gnb_rus = gnb_rus.predict(Xnb_test)</text:p>
      <text:p text:style-name="P1">print('')</text:p>
      <text:p text:style-name="P1">print('Resultado da predição')</text:p>
      <text:p text:style-name="P1">print (ynb_pred_gnb_rus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nb_test,ynb_pred_gnb_rus))</text:p>
      <text:p text:style-name="P1"><text:s text:c="4"/></text:p>
      <text:p text:style-name="P1"># MATRIZ DE CONFUSÃO</text:p>
      <text:p text:style-name="P1">cm_gnb_rus = confusion_matrix(ynb_test, ynb_pred_gnb_rus)</text:p>
      <text:p text:style-name="P1">plt.figure(figsize=(5,5))</text:p>
      <text:p text:style-name="P1">mconf_gnb_rus= sns.heatmap(data=cm_gnb_rus 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gnb_rus.score(Xnb_test, ynb_test))</text:p>
      <text:p text:style-name="P1">plt.title(all_sample_title, size = 15)</text:p>
      <text:p text:style-name="P1"/>
      <text:p text:style-name="P1"># BALANCEAMENTO DOS DADOS COM Over-Sampling (SMOTE)</text:p>
      <text:p text:style-name="P1">print('BALANCEAMENTO DOS DADOS COM Over-Sampling (SMOTE)')</text:p>
      <text:p text:style-name="P1"/>
      <text:p text:style-name="P1"># BALANCEAMENTO DOS DADOS</text:p>
      <text:p text:style-name="P1">smo_nb = SMOTE()</text:p>
      <text:p text:style-name="P1">X_smo_nb, y_smo_nb = smo_nb.fit_resample(X_train, y_train) </text:p>
      <text:p text:style-name="P1"/>
      <text:p text:style-name="P1"># CHECAR O BALANCEAMENTO DAS CLASSES</text:p>
      <text:p text:style-name="P1">print(pd.Series(y_smo_nb).value_counts())</text:p>
      <text:p text:style-name="P1"/>
      <text:p text:style-name="P1"># PLOTAR A NOVA DISTRIBUIÇÃO DE CLASSES</text:p>
      <text:p text:style-name="P1">sns.countplot(y_smo_nb);</text:p>
      <text:p text:style-name="P1"/>
      <text:p text:style-name="P1">#INSTANCIAR O CLASSIFICADOR</text:p>
      <text:p text:style-name="P1">gnb_smo = GaussianNB()</text:p>
      <text:p text:style-name="P1"/>
      <text:p text:style-name="P1">#TREINAR COM OS DADOS RESERVADOS PARA TREINO</text:p>
      <text:p text:style-name="P1">gnb_smo.fit(X_smo_nb, y_smo_nb)</text:p>
      <text:p text:style-name="P1"><text:s text:c="2"/></text:p>
      <text:p text:style-name="P1"># RESULTADO DA CLASSIFICAÇÃO</text:p>
      <text:p text:style-name="P1">ynb_pred_gnb_smo = gnb_smo.predict(Xnb_test)</text:p>
      <text:p text:style-name="P1">print('')</text:p>
      <text:p text:style-name="P1">print('Resultado da predição')</text:p>
      <text:p text:style-name="P1">print (ynb_pred_gnb_smo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nb_test,ynb_pred_gnb_smo))</text:p>
      <text:p text:style-name="P1"><text:s text:c="4"/></text:p>
      <text:p text:style-name="P1"># MATRIZ DE CONFUSÃO</text:p>
      <text:p text:style-name="P1">cm_gnb_smo = confusion_matrix(ynb_test, ynb_pred_gnb_smo)</text:p>
      <text:p text:style-name="P1">plt.figure(figsize=(5,5))</text:p>
      <text:p text:style-name="P1">mconf_gnb_smo= sns.heatmap(data=cm_gnb_smo 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gnb_smo.score(Xnb_test, ynb_test))</text:p>
      <text:p text:style-name="P1">plt.title(all_sample_title, size = 15)</text:p>
      <text:p text:style-name="P1"/>
      <text:p text:style-name="P1">#BALANCEAMENTO DOS DADOS COM Over-Sampling (ADASYN)</text:p>
      <text:p text:style-name="P1">print('BALANCEAMENTO DOS DADOS COM Over-Sampling (ADASYN)')</text:p>
      <text:p text:style-name="P1"/>
      <text:p text:style-name="P1"># BALANCEAMENTO DOS DADOS</text:p>
      <text:p text:style-name="P1">ada_nb = ADASYN()</text:p>
      <text:p text:style-name="P1">X_ada_nb, y_ada_nb = ada_nb.fit_resample(X_train, y_train)</text:p>
      <text:p text:style-name="P1"/>
      <text:p text:style-name="P1"># CHECAR O BALANCEAMENTO DAS CLASSES</text:p>
      <text:p text:style-name="P1">print(pd.Series(y_ada_nb).value_counts())</text:p>
      <text:p text:style-name="P1"/>
      <text:p text:style-name="P1"># PLOTAR A NOVA DISTRIBUIÇÃO DE CLASSES</text:p>
      <text:p text:style-name="P1">sns.countplot(y_ada_nb);</text:p>
      <text:p text:style-name="P1"/>
      <text:p text:style-name="P1">#INSTANCIAR O CLASSIFICADOR</text:p>
      <text:p text:style-name="P1">gnb_ada = GaussianNB()</text:p>
      <text:p text:style-name="P1"/>
      <text:p text:style-name="P1">#TREINAR COM OS DADOS RESERVADOS PARA TREINO</text:p>
      <text:p text:style-name="P1">gnb_ada.fit(X_ada_nb, y_ada_nb)</text:p>
      <text:p text:style-name="P1"/>
      <text:p text:style-name="P1"><text:soft-page-break/># RESULTADO DA CLASSIFICAÇÃO</text:p>
      <text:p text:style-name="P1">ynb_pred_gnb_ada = gnb_ada.predict(Xnb_test)</text:p>
      <text:p text:style-name="P1">#resultado = ynb_pred_gnb_ada</text:p>
      <text:p text:style-name="P1">print('')</text:p>
      <text:p text:style-name="P1">print('Resultado da predição')</text:p>
      <text:p text:style-name="P1">print (ynb_pred_gnb_ada 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nb_test,ynb_pred_gnb_ada))</text:p>
      <text:p text:style-name="P1"><text:s text:c="4"/></text:p>
      <text:p text:style-name="P1"># MATRIZ DE CONFUSÃO</text:p>
      <text:p text:style-name="P1">cm_gnb_ada = confusion_matrix(ynb_test, ynb_pred_gnb_ada)</text:p>
      <text:p text:style-name="P1">plt.figure(figsize=(5,5))</text:p>
      <text:p text:style-name="P1">mconf_gnb_ada = sns.heatmap(data=cm_gnb_ada 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gnb_ada.score(Xnb_test, ynb_test))</text:p>
      <text:p text:style-name="P1">plt.title(all_sample_title, size = 15)</text:p>
      <text:p text:style-name="P1"/>
      <text:p text:style-name="P1">#CROSS VALIDATINON NB RUS</text:p>
      <text:p text:style-name="P1"/>
      <text:p text:style-name="P1">#INSERINDO OS PARÂMETROS NO MODELO</text:p>
      <text:p text:style-name="P1">scores_gnb_rus5 = cross_val_score(gnb_rus, Xnb, ynb, cv=5, scoring='accuracy')</text:p>
      <text:p text:style-name="P1"/>
      <text:p text:style-name="P1">#IMPRIMINDO</text:p>
      <text:p text:style-name="P1">scores_gnb_rus5</text:p>
      <text:p text:style-name="P1"/>
      <text:p text:style-name="P1">#MÉDIA DOS RESULTADOS DOS SCORES</text:p>
      <text:p text:style-name="P1">scores_gnb_rus5.mean() </text:p>
      <text:p text:style-name="P1"/>
      <text:p text:style-name="P1">#INSERINDO OS PARÂMETROS NO MODELO</text:p>
      <text:p text:style-name="P1">scores_gnb_rus10 = cross_val_score(gnb_rus, Xnb, ynb, cv=10, scoring='accuracy')</text:p>
      <text:p text:style-name="P1"/>
      <text:p text:style-name="P1">#IMPRIMINDO</text:p>
      <text:p text:style-name="P1">scores_gnb_rus10</text:p>
      <text:p text:style-name="P1"/>
      <text:p text:style-name="P1">#MÉDIA DOS RESULTADOS DOS SCORES</text:p>
      <text:p text:style-name="P1">scores_gnb_rus10.mean() </text:p>
      <text:p text:style-name="P1"/>
      <text:p text:style-name="P1">#CROSS VALIDATINON NB SMOTE</text:p>
      <text:p text:style-name="P1"/>
      <text:p text:style-name="P1">#INSERINDO OS PARÂMETROS NO MODELO</text:p>
      <text:p text:style-name="P1">scores_gnb_smo5 = cross_val_score(gnb_smo, Xnb, ynb, cv=5, scoring='accuracy')</text:p>
      <text:p text:style-name="P1"/>
      <text:p text:style-name="P1">#IMPRIMINDO</text:p>
      <text:p text:style-name="P1">scores_gnb_smo5</text:p>
      <text:p text:style-name="P1"/>
      <text:p text:style-name="P1">#MÉDIA DOS RESULTADOS DOS SCORES</text:p>
      <text:p text:style-name="P1">scores_gnb_smo5.mean() </text:p>
      <text:p text:style-name="P1"/>
      <text:p text:style-name="P1">#INSERINDO OS PARÂMETROS NO MODELO</text:p>
      <text:p text:style-name="P1">scores_gnb_smo10 = cross_val_score(gnb_smo, Xnb, ynb, cv=10, scoring='accuracy')</text:p>
      <text:p text:style-name="P1"/>
      <text:p text:style-name="P1">#IMPRIMINDO</text:p>
      <text:p text:style-name="P1">scores_gnb_smo10</text:p>
      <text:p text:style-name="P1"/>
      <text:p text:style-name="P1">#MÉDIA DOS RESULTADOS DOS SCORES</text:p>
      <text:p text:style-name="P1">scores_gnb_smo10.mean() </text:p>
      <text:p text:style-name="P1"/>
      <text:p text:style-name="P1">#CROSS VALIDATINON NB ADANYS</text:p>
      <text:p text:style-name="P1"/>
      <text:p text:style-name="P1">#INSERINDO OS PARÂMETROS NO MODELO</text:p>
      <text:p text:style-name="P1">scores_gnb_ada_nb5 = cross_val_score(gnb_ada, Xnb, ynb, cv=5, scoring='accuracy')</text:p>
      <text:p text:style-name="P1"/>
      <text:p text:style-name="P1">#IMPRIMINDO</text:p>
      <text:p text:style-name="P1">scores_gnb_ada_nb5</text:p>
      <text:p text:style-name="P1"/>
      <text:p text:style-name="P1">#MÉDIA DOS RESULTADOS DOS SCORES</text:p>
      <text:p text:style-name="P1">scores_gnb_ada_nb5.mean() </text:p>
      <text:p text:style-name="P1"/>
      <text:p text:style-name="P1">#INSERINDO OS PARÂMETROS NO MODELO</text:p>
      <text:p text:style-name="P1">scores_gnb_ada_nb10 = cross_val_score(gnb_ada, Xnb, ynb, cv=10, scoring='accuracy')</text:p>
      <text:p text:style-name="P1"/>
      <text:p text:style-name="P1">#IMPRIMINDO</text:p>
      <text:p text:style-name="P1">scores_gnb_ada_nb10</text:p>
      <text:p text:style-name="P1"/>
      <text:p text:style-name="P1">#MÉDIA DOS RESULTADOS DOS SCORES</text:p>
      <text:p text:style-name="P1">scores_gnb_ada_nb10.mean() </text:p>
      <text:p text:style-name="P1"><text:soft-page-break/>#DIVIDINDO O CONJUNTO DE DADOS EM CONJUNTOS DE TREINAMENTO E TESTE, SENDO 30% DE REGISTROS SELECIONADOS ALEATORIAMENTE COM SEMENTE 26 PARA TESTE</text:p>
      <text:p text:style-name="P1"/>
      <text:p text:style-name="P1">X3 = X.copy()</text:p>
      <text:p text:style-name="P1">y3 = y.copy()</text:p>
      <text:p text:style-name="P1"/>
      <text:p text:style-name="P1">X3_train, X3_test, y3_train, y3_test = train_test_split(X3 , y3, test_size = 0.3, random_state = 26)</text:p>
      <text:p text:style-name="P1">print('Dimensões dos conjuntos de treino e teste:')</text:p>
      <text:p text:style-name="P1">print("Entrada de divisão de treinamento: ", X3_train.shape)</text:p>
      <text:p text:style-name="P1">print("Testando entrada de divisão: ", X3_test.shape)</text:p>
      <text:p text:style-name="P1"/>
      <text:p text:style-name="P1">### <text:s/>ALGORITMO ÁRVORE DE DECISÃO </text:p>
      <text:p text:style-name="P1"/>
      <text:p text:style-name="P1"># INSTANCIANDO O CLASSIFICADOR:</text:p>
      <text:p text:style-name="P1">dtree3=DecisionTreeClassifier(criterion = 'gini' , max_depth = 5, min_samples_split= 5, min_samples_leaf= 2)</text:p>
      <text:p text:style-name="P1"/>
      <text:p text:style-name="P1"># TREINANDO O MODELO DE ÁRVORE DE DECISÃO:</text:p>
      <text:p text:style-name="P1">dtree3 = dtree3.fit(X3_train,y3_train)</text:p>
      <text:p text:style-name="P1">print('Classificador de árvore de decisão criado')</text:p>
      <text:p text:style-name="P1"/>
      <text:p text:style-name="P1">#IMPORTÂNCIA DA COLUNA NA DEFINIÇÃO DO RESULTADO DA CLASSIFICAÇÃO</text:p>
      <text:p text:style-name="P1">print ('Importância do atributo na definição do resultado da classificação')</text:p>
      <text:p text:style-name="P1">print('')</text:p>
      <text:p text:style-name="P1">for feature,importancia in zip(AB_HUM_TREE_COPIA.columns,dtree3.feature_importances_):</text:p>
      <text:p text:style-name="P1"><text:s text:c="4"/>print("{}:{}".format(feature, importancia))</text:p>
      <text:p text:style-name="P1"><text:s text:c="4"/></text:p>
      <text:p text:style-name="P1"># RESULTADO DA CLASSIFICAÇÃO</text:p>
      <text:p text:style-name="P1">y3_pred = dtree3.predict(X3_test)</text:p>
      <text:p text:style-name="P1">resultado = y3_pred</text:p>
      <text:p text:style-name="P1">print('')</text:p>
      <text:p text:style-name="P1">print('Resultado da predição')</text:p>
      <text:p text:style-name="P1">print (y3_pred)</text:p>
      <text:p text:style-name="P1">print('')</text:p>
      <text:p text:style-name="P1">print(" <text:s text:c="9"/>Relatório de classificação ")</text:p>
      <text:p text:style-name="P1">print('')</text:p>
      <text:p text:style-name="P1">print(metrics.classification_report(y3_test,resultado))</text:p>
      <text:p text:style-name="P1"><text:s text:c="4"/></text:p>
      <text:p text:style-name="P1"># MATRIZ DE CONFUSÃO</text:p>
      <text:p text:style-name="P1">cm3 = confusion_matrix(y3_test, y3_pred) </text:p>
      <text:p text:style-name="P1">plt.figure(figsize=(5,5))</text:p>
      <text:p text:style-name="P1">mconf3 = sns.heatmap(data=cm3,linewidths=.5, annot=True,square = True, <text:s/>cmap = 'Blues')</text:p>
      <text:p text:style-name="P1">plt.ylabel('Rótulo real')</text:p>
      <text:p text:style-name="P1">plt.xlabel('Rótulo previsto')</text:p>
      <text:p text:style-name="P1">all_sample_title = 'Acurácia: {0}'.format(dtree3.score(X3_test, y3_test))</text:p>
      <text:p text:style-name="P1">plt.title(all_sample_title, size = 15)</text:p>
      <text:p text:style-name="P1">#mconf.figure.savefig('matriz_confusao.png')</text:p>
      <text:p text:style-name="P1"/>
      <text:p text:style-name="P1"/>
      <text:p text:style-name="P2"># RENDERIZANDO A ÁRVORE DE FORMA GRÁFICA</text:p>
      <text:p text:style-name="P1">dot_data = export_graphviz(</text:p>
      <text:p text:style-name="P1"><text:s text:c="12"/>dtree3,</text:p>
      <text:p text:style-name="P1"><text:s text:c="12"/>out_file=None,</text:p>
      <text:p text:style-name="P1"><text:s text:c="12"/>feature_names=X3.columns,</text:p>
      <text:p text:style-name="P1"><text:s text:c="12"/>class_names=['0','1','2'],</text:p>
      <text:p text:style-name="P1"><text:s text:c="12"/>filled=True, rounded=True,</text:p>
      <text:p text:style-name="P1"><text:s text:c="12"/>proportion=True,</text:p>
      <text:p text:style-name="P1"><text:s text:c="12"/>node_ids=True,</text:p>
      <text:p text:style-name="P1"><text:s text:c="12"/>rotate=False,</text:p>
      <text:p text:style-name="P1"><text:s text:c="12"/>label='all',</text:p>
      <text:p text:style-name="P1"><text:s text:c="12"/>special_characters=True</text:p>
      <text:p text:style-name="P1"><text:s text:c="12"/>)</text:p>
      <text:p text:style-name="P1">graph = graphviz.Source(dot_data)</text:p>
      <text:p text:style-name="P1">grap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23:51:05.448000000</meta:creation-date>
    <dc:date>2021-10-19T13:27:24.302000000</dc:date>
    <meta:editing-duration>PT3M42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9" meta:paragraph-count="533" meta:word-count="2214" meta:character-count="22220" meta:non-whitespace-character-count="19978"/>
  </office:meta>
</office:document-meta>
</file>